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2" style:family="paragraph" style:parent-style-name="Table_20_Heading">
      <style:paragraph-properties fo:text-align="start" style:justify-single-word="false"/>
      <style:text-properties officeooo:paragraph-rsid="0042debc"/>
    </style:style>
    <style:style style:name="P3" style:family="paragraph" style:parent-style-name="Text_20_body">
      <style:text-properties officeooo:paragraph-rsid="00ccbf6f"/>
    </style:style>
    <style:style style:name="P4" style:family="paragraph" style:parent-style-name="Text_20_body">
      <style:text-properties style:font-name="Times New Roman" fo:font-size="11pt" fo:language="en" fo:country="US" officeooo:paragraph-rsid="00ccbf6f" style:font-size-asian="9.60000038146973pt" style:font-size-complex="11pt"/>
    </style:style>
    <style:style style:name="P5" style:family="paragraph" style:parent-style-name="Heading_20_2">
      <style:text-properties officeooo:paragraph-rsid="0089df4d"/>
    </style:style>
    <style:style style:name="P6" style:family="paragraph" style:parent-style-name="Text_20_body">
      <style:text-properties fo:font-size="10pt" officeooo:paragraph-rsid="00ca266d" style:font-size-asian="10pt" style:font-size-complex="10pt"/>
    </style:style>
    <style:style style:name="P7" style:family="paragraph" style:parent-style-name="Text_20_body">
      <style:text-properties fo:font-size="10pt" fo:language="en" fo:country="US" officeooo:paragraph-rsid="00ca266d" style:font-size-asian="10pt" style:font-size-complex="10pt"/>
    </style:style>
    <style:style style:name="P8" style:family="paragraph" style:parent-style-name="Heading_20_2">
      <style:text-properties officeooo:paragraph-rsid="00d16749"/>
    </style:style>
    <style:style style:name="P9" style:family="paragraph" style:parent-style-name="Body" style:list-style-name="WW8Num1">
      <style:text-properties officeooo:paragraph-rsid="00d16749"/>
    </style:style>
    <style:style style:name="P10" style:family="paragraph" style:parent-style-name="Text_20_body">
      <style:text-properties style:font-name="Times New Roman" fo:font-size="10pt" fo:language="en" fo:country="US" officeooo:paragraph-rsid="00d16749" style:font-size-asian="10pt" style:font-size-complex="10pt"/>
    </style:style>
    <style:style style:name="P11" style:family="paragraph" style:parent-style-name="Heading_20_3">
      <style:text-properties officeooo:paragraph-rsid="0045a445"/>
    </style:style>
    <style:style style:name="P12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13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53a370" style:font-size-asian="10pt" style:font-size-complex="10pt"/>
    </style:style>
    <style:style style:name="P14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15" style:family="paragraph" style:parent-style-name="Text_20_body">
      <style:paragraph-properties fo:text-align="start" style:justify-single-word="false"/>
      <style:text-properties officeooo:paragraph-rsid="0053a370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2379e6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paragraph-rsid="00413500"/>
    </style:style>
    <style:style style:name="P18" style:family="paragraph" style:parent-style-name="Text_20_body">
      <style:paragraph-properties fo:text-align="start" style:justify-single-word="false"/>
      <style:text-properties officeooo:paragraph-rsid="00413500"/>
    </style:style>
    <style:style style:name="P19" style:family="paragraph" style:parent-style-name="Heading_20_3">
      <style:text-properties officeooo:paragraph-rsid="0047684f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paragraph-rsid="00404e26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paragraph-rsid="0085cd88"/>
    </style:style>
    <style:style style:name="P22" style:family="paragraph" style:parent-style-name="Text_20_body">
      <style:paragraph-properties fo:text-align="start" style:justify-single-word="false"/>
      <style:text-properties officeooo:paragraph-rsid="0085cd88"/>
    </style:style>
    <style:style style:name="P23" style:family="paragraph" style:parent-style-name="Heading_20_3">
      <style:text-properties officeooo:paragraph-rsid="00769778"/>
    </style:style>
    <style:style style:name="P24" style:family="paragraph" style:parent-style-name="Body" style:list-style-name="WW8Num1">
      <style:text-properties style:font-name="Times New Roman" fo:font-size="10pt" fo:language="en" fo:country="US" officeooo:paragraph-rsid="001c61e5" style:font-size-asian="10pt" style:font-size-complex="10pt"/>
    </style:style>
    <style:style style:name="P25" style:family="paragraph" style:parent-style-name="Body" style:list-style-name="WW8Num1">
      <style:text-properties style:font-name="Times New Roman" fo:font-size="10pt" fo:language="en" fo:country="US" officeooo:paragraph-rsid="001d4365" style:font-size-asian="10pt" style:font-size-complex="10pt"/>
    </style:style>
    <style:style style:name="P26" style:family="paragraph" style:parent-style-name="Body">
      <style:text-properties style:font-name="Times New Roman" fo:font-size="10pt" fo:language="en" fo:country="US" officeooo:paragraph-rsid="001d4365" style:font-size-asian="10pt" style:font-size-complex="10pt"/>
    </style:style>
    <style:style style:name="P27" style:family="paragraph" style:parent-style-name="Body" style:list-style-name="WW8Num1">
      <style:text-properties style:font-name="Times New Roman" fo:font-size="10pt" fo:language="en" fo:country="US" style:text-underline-style="none" style:font-size-asian="10pt" style:font-size-complex="10pt"/>
    </style:style>
    <style:style style:name="P28" style:family="paragraph" style:parent-style-name="Body">
      <style:text-properties style:font-name="Times New Roman" fo:font-size="10pt" fo:language="en" fo:country="US" style:text-underline-style="none" style:font-size-asian="10pt" style:font-size-complex="10pt"/>
    </style:style>
    <style:style style:name="P29" style:family="paragraph" style:parent-style-name="Body" style:list-style-name="WW8Num1">
      <style:text-properties style:font-name="Times New Roman" fo:font-size="10pt" fo:language="en" fo:country="US" style:font-size-asian="10pt" style:font-size-complex="10pt"/>
    </style:style>
    <style:style style:name="P30" style:family="paragraph" style:parent-style-name="Body">
      <style:text-properties style:font-name="Times New Roman" fo:font-size="10pt" fo:language="en" fo:country="US" style:font-size-asian="10pt" style:font-size-complex="10pt"/>
    </style:style>
    <style:style style:name="P31" style:family="paragraph" style:parent-style-name="Body" style:list-style-name="WW8Num1"/>
    <style:style style:name="P32" style:family="paragraph" style:parent-style-name="Heading_20_3">
      <style:text-properties officeooo:paragraph-rsid="00771076"/>
    </style:style>
    <style:style style:name="P33" style:family="paragraph" style:parent-style-name="Heading_20_3">
      <style:text-properties officeooo:paragraph-rsid="00787a7a"/>
    </style:style>
    <style:style style:name="P34" style:family="paragraph" style:parent-style-name="Heading_20_3">
      <style:text-properties officeooo:paragraph-rsid="007a15fd"/>
    </style:style>
    <style:style style:name="P35" style:family="paragraph" style:parent-style-name="Heading_20_3">
      <style:text-properties officeooo:paragraph-rsid="007a2d68"/>
    </style:style>
    <style:style style:name="P36" style:family="paragraph" style:parent-style-name="Heading_20_3">
      <style:text-properties officeooo:paragraph-rsid="007acea5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paragraph-rsid="00d16749"/>
    </style:style>
    <style:style style:name="P38" style:family="paragraph" style:parent-style-name="Text_20_body">
      <style:paragraph-properties fo:text-align="start" style:justify-single-word="false"/>
      <style:text-properties officeooo:paragraph-rsid="00d16749"/>
    </style:style>
    <style:style style:name="P39" style:family="paragraph" style:parent-style-name="Text_20_body" style:list-style-name="L3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d16749"/>
    </style:style>
    <style:style style:name="P40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d16749" style:font-size-asian="9.60000038146973pt" style:font-size-complex="11pt"/>
    </style:style>
    <style:style style:name="T1" style:family="text">
      <style:text-properties style:font-name="Times New Roman" fo:language="en" fo:country="US" style:font-name-complex="Times New Roman" style:text-emphasize="none"/>
    </style:style>
    <style:style style:name="T2" style:family="text">
      <style:text-properties style:font-name="Times New Roman" fo:language="en" fo:country="US" officeooo:rsid="00846dd8" style:font-name-complex="Times New Roman" style:text-emphasize="none"/>
    </style:style>
    <style:style style:name="T3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5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style:font-name="Times New Roman" fo:language="en" fo:country="US" officeooo:rsid="00befe6f" style:font-name-complex="Times New Roman"/>
    </style:style>
    <style:style style:name="T8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9" style:family="text">
      <style:text-properties style:font-name="Times New Roman" fo:language="en" fo:country="US" fo:font-style="italic" officeooo:rsid="00c40a12" style:font-style-asian="italic" style:font-name-complex="Times New Roman" style:font-style-complex="italic"/>
    </style:style>
    <style:style style:name="T10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Times New Roman" fo:font-size="10pt" fo:language="en" fo:country="US" officeooo:rsid="00cf2022" style:font-size-asian="10pt" style:font-size-complex="10pt"/>
    </style:style>
    <style:style style:name="T12" style:family="text">
      <style:text-properties style:font-name="Times New Roman" fo:font-size="10pt" fo:language="en" fo:country="US" officeooo:rsid="003ee36a" style:font-size-asian="10pt" style:font-size-complex="10pt"/>
    </style:style>
    <style:style style:name="T13" style:family="text">
      <style:text-properties style:font-name="Times New Roman" fo:font-size="10pt" fo:language="en" fo:country="US" officeooo:rsid="00d0f9f8" style:font-size-asian="10pt" style:font-size-complex="10pt"/>
    </style:style>
    <style:style style:name="T14" style:family="text">
      <style:text-properties style:font-name="Times New Roman" fo:font-size="10pt" fo:language="en" fo:country="US" officeooo:rsid="00cfc09d" style:font-size-asian="10pt" style:font-size-complex="10pt"/>
    </style:style>
    <style:style style:name="T15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17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18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19" style:family="text">
      <style:text-properties officeooo:rsid="00c792e7"/>
    </style:style>
    <style:style style:name="T20" style:family="text">
      <style:text-properties officeooo:rsid="00d98c9c"/>
    </style:style>
    <style:style style:name="T21" style:family="text">
      <style:text-properties fo:font-style="italic" officeooo:rsid="00c792e7" style:font-style-asian="italic" style:font-style-complex="italic"/>
    </style:style>
    <style:style style:name="T22" style:family="text">
      <style:text-properties fo:font-style="italic" officeooo:rsid="00cc0d54" style:font-style-asian="italic" style:font-style-complex="italic"/>
    </style:style>
    <style:style style:name="T23" style:family="text">
      <style:text-properties fo:font-style="italic" officeooo:rsid="00ccbf6f" style:font-style-asian="italic" style:font-style-complex="italic"/>
    </style:style>
    <style:style style:name="T24" style:family="text">
      <style:text-properties officeooo:rsid="00d9127d"/>
    </style:style>
    <style:style style:name="T25" style:family="text">
      <style:text-properties officeooo:rsid="00cfc09d"/>
    </style:style>
    <style:style style:name="T26" style:family="text">
      <style:text-properties fo:font-style="italic" officeooo:rsid="00c8a86b" style:font-style-asian="italic" style:font-style-complex="italic"/>
    </style:style>
    <style:style style:name="T27" style:family="text">
      <style:text-properties officeooo:rsid="00c8a86b"/>
    </style:style>
    <style:style style:name="T28" style:family="text">
      <style:text-properties fo:font-style="italic" officeooo:rsid="00ca266d" style:font-style-asian="italic" style:font-style-complex="italic"/>
    </style:style>
    <style:style style:name="T29" style:family="text">
      <style:text-properties officeooo:rsid="00cc0d54"/>
    </style:style>
    <style:style style:name="T30" style:family="text">
      <style:text-properties officeooo:rsid="00ccbf6f"/>
    </style:style>
    <style:style style:name="T31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language="en" fo:country="US" style:font-name-asian="Arial1" style:font-size-asian="12pt" style:font-name-complex="Arial1" style:font-size-complex="12pt"/>
    </style:style>
    <style:style style:name="T33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34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35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36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37" style:family="text">
      <style:text-properties style:font-name="Times New Roman" fo:font-size="10pt" fo:language="en" fo:country="US" style:font-size-asian="10pt" style:font-size-complex="10pt"/>
    </style:style>
    <style:style style:name="T38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39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0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41" style:family="text">
      <style:text-properties style:font-name="Times New Roman" fo:language="en" fo:country="US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43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44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5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46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47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8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9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50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51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52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53" style:family="text">
      <style:text-properties style:font-name="Times New Roman" fo:font-size="10pt" fo:language="en" fo:country="US" officeooo:rsid="001f7cea" style:font-size-asian="10pt" style:font-size-complex="10pt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4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65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01d4365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0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1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0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4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6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87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88" style:family="text">
      <style:text-properties style:font-name="Times New Roman" fo:font-size="10pt" fo:language="en" fo:country="US" officeooo:rsid="007000c9" style:font-size-asian="10pt" style:font-size-complex="10pt"/>
    </style:style>
    <style:style style:name="T89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90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91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92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93" style:family="text">
      <style:text-properties style:font-name="Times New Roman" fo:font-size="10pt" fo:language="en" fo:country="US" officeooo:rsid="000b506f" style:font-size-asian="10pt" style:font-size-complex="10pt"/>
    </style:style>
    <style:style style:name="T94" style:family="text">
      <style:text-properties style:font-name="Times New Roman" fo:font-size="10pt" fo:language="en" fo:country="US" officeooo:rsid="006180c0" style:font-size-asian="10pt" style:font-size-complex="10pt"/>
    </style:style>
    <style:style style:name="T95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96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98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99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dce2cd" style:font-size-asian="10pt" style:font-size-complex="10pt"/>
    </style:style>
    <style:style style:name="T100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dwick </text:span><text:span text:style-name="T2">Timbric</text:span><text:span text:style-name="None"><text:span text:style-name="T3"> </text:span></text:span><text:span text:style-name="Internet_20_link"><text:span text:style-name="T4">(</text:span></text:span><text:span text:style-name="Internet_20_link"><text:span text:style-name="T5">chadwick.</text:span></text:span><text:span text:style-name="Internet_20_link"><text:span text:style-name="T4">timbric@gmail.com)</text:span></text:span></text:p>
      <text:p text:style-name="P2"><text:span text:style-name="None"><text:span text:style-name="T6">Enterprise Backend Software </text:span></text:span><text:span text:style-name="None"><text:span text:style-name="T7">Developer </text:span></text:span><text:span text:style-name="None"><text:span text:style-name="T8">(</text:span></text:span><text:span text:style-name="None"><text:span text:style-name="T9">computer programmer / code author</text:span></text:span><text:span text:style-name="None"><text:span text:style-name="T8">)</text:span></text:span></text:p>
      <text:p text:style-name="P2"><text:span text:style-name="Hyperlink.0"><text:span text:style-name="T10"/></text:span></text:p>
      <text:p text:style-name="P3"><text:span text:style-name="None"><text:span text:style-name="T11">S</text:span></text:span><text:span text:style-name="None"><text:span text:style-name="T12">enior enterprise backend software developer passionate about code, </text:span></text:span><text:span text:style-name="None"><text:span text:style-name="T13">both functional and imperative</text:span></text:span><text:span text:style-name="None"><text:span text:style-name="T12">: I write mission-critical system backends across many domains, financial, transportation, telecommunications, e-commerce, defense, etc. <text:s/></text:span></text:span><text:span text:style-name="None"><text:span text:style-name="T13">I s</text:span></text:span><text:span text:style-name="None"><text:span text:style-name="T12">tart</text:span></text:span><text:span text:style-name="None"><text:span text:style-name="T13">ed</text:span></text:span><text:span text:style-name="None"><text:span text:style-name="T12"> at Sun Microsystems, Inc. assist</text:span></text:span><text:span text:style-name="None"><text:span text:style-name="T13">ing</text:span></text:span><text:span text:style-name="None"><text:span text:style-name="T12"> their </text:span></text:span><text:span text:style-name="None"><text:span text:style-name="T13">top </text:span></text:span><text:span text:style-name="None"><text:span text:style-name="T12">clients in </text:span></text:span><text:span text:style-name="None"><text:span text:style-name="T14">implementation of JEE</text:span></text:span><text:span text:style-name="None"><text:span text:style-name="T12"> </text:span></text:span><text:span text:style-name="None"><text:span text:style-name="T14">patterns </text:span></text:span><text:span text:style-name="None"><text:span text:style-name="T13">with</text:span></text:span><text:span text:style-name="None"><text:span text:style-name="T14"> code quality. <text:s/>Mo</text:span></text:span><text:span text:style-name="None"><text:span text:style-name="T13">re</text:span></text:span><text:span text:style-name="None"><text:span text:style-name="T14"> recently I used AWS, Serverless, Spring, </text:span></text:span><text:span text:style-name="None"><text:span text:style-name="T13">Network </text:span></text:span><text:span text:style-name="None"><text:span text:style-name="T14">Bulkheads, </text:span></text:span><text:span text:style-name="None"><text:span text:style-name="T13">Java </text:span></text:span><text:span text:style-name="None"><text:span text:style-name="T14">Optional, Reactive eXtensions, </text:span></text:span><text:span text:style-name="None"><text:span text:style-name="T13">NoSQL</text:span></text:span><text:span text:style-name="None"><text:span text:style-name="T14"> to design and author reliable </text:span></text:span><text:span text:style-name="None"><text:span text:style-name="T13">Java </text:span></text:span><text:span text:style-name="None"><text:span text:style-name="T14">systems </text:span></text:span><text:span text:style-name="None"><text:span text:style-name="T13">deployed on AWS</text:span></text:span><text:span text:style-name="None"><text:span text:style-name="T14">.</text:span></text:span></text:p>
      <text:p text:style-name="P4"><text:span text:style-name="Hyperlink.0"><text:span text:style-name="T15"/></text:span></text:p>
      <text:h text:style-name="P5" text:outline-level="2"><text:span text:style-name="None"><text:span text:style-name="T16">Skill</text:span></text:span><text:span text:style-name="None"><text:span text:style-name="T17">s</text:span></text:span><text:span text:style-name="None"><text:span text:style-name="T18"> / </text:span></text:span><text:span text:style-name="None"><text:span text:style-name="T17">Experience</text:span></text:span></text:h>
      <text:p text:style-name="P6"><text:span text:style-name="T19">Java, </text:span><text:span text:style-name="T20">Kotlin, Scala</text:span><text:span text:style-name="T19">, Bash + Linux </text:span><text:span text:style-name="T21">(Postman, Curl, jq, </text:span><text:span text:style-name="T22">tmux</text:span><text:span text:style-name="T21">)</text:span><text:span text:style-name="T19">, Spring Boot </text:span><text:span text:style-name="T21">(REST, JSON)</text:span><text:span text:style-name="T19">, AWS </text:span><text:span text:style-name="T23">(S3, SQS, Lambda, Pipelines, EC2)</text:span><text:span text:style-name="T19">, Reactive eXtensions </text:span><text:span text:style-name="T21">(RxJava)</text:span><text:span text:style-name="T19">, Bulkheads </text:span><text:span text:style-name="T21">(Hystrix)</text:span><text:span text:style-name="T19">, JEE </text:span>Design Patterns, <text:span text:style-name="T19">Microservi</text:span><text:span text:style-name="T24">c</text:span><text:span text:style-name="T19">es, </text:span><text:span text:style-name="T25">ETL, </text:span><text:span text:style-name="T19">SQL </text:span><text:span text:style-name="T21">(Oracle, PostgreSQL, Maria/MySQL)</text:span><text:span text:style-name="T19">, NoSQL </text:span><text:span text:style-name="T21">(Cassandra, Mongo)</text:span><text:span text:style-name="T19">, Messaging </text:span><text:span text:style-name="T21">(JMS, SQS, Rabbit, Active MQ)</text:span><text:span text:style-name="T19">, TDD </text:span><text:span text:style-name="T21">(JUnit, Mockito, Wiremock, Gerkin, Cucumber)</text:span><text:span text:style-name="T19">, Encryption </text:span><text:span text:style-name="T21">(</text:span><text:span text:style-name="T26">SSH</text:span><text:span text:style-name="T21">, H2-MAC, NTRU, XOR)</text:span><text:span text:style-name="T19">, </text:span><text:span text:style-name="T27">RPC TCP UDP Networking </text:span><text:span text:style-name="T21">(Wireshark, </text:span><text:span text:style-name="T28">Protobuf, Finagle, </text:span><text:span text:style-name="T21">Wireshark</text:span><text:span text:style-name="T28">, RMI, CORBA</text:span><text:span text:style-name="T21">)</text:span><text:span text:style-name="T19">, </text:span><text:span text:style-name="T29">Git</text:span><text:span text:style-name="T19">, BDD, DDD, GitHub, Bitbucket, Nexus, Artifactory, Multi-factory Auth </text:span><text:span text:style-name="T21">(OAUTH)</text:span><text:span text:style-name="T19">, Single Sign-On, OSGi, </text:span><text:span text:style-name="T30">Jenkins, Bamboo, Atlassian Tools, …</text:span></text:p>
      <text:p text:style-name="P7"><text:span text:style-name="T31"/></text:p>
      <text:h text:style-name="P8" text:outline-level="2"><text:span text:style-name="None"><text:span text:style-name="T32">Education, Certifications, Patents</text:span></text:span></text:h>
      <text:list xml:id="list3140219883" text:style-name="WW8Num1">
        <text:list-item>
          <text:list>
            <text:list-item>
              <text:p text:style-name="P9"><text:span text:style-name="None"><text:span text:style-name="T33">B.S. </text:span></text:span><text:span text:style-name="None"><text:span text:style-name="T34">in</text:span></text:span><text:span text:style-name="None"><text:span text:style-name="T33"> Computer Science </text:span></text:span><text:span text:style-name="None"><text:span text:style-name="T34">at</text:span></text:span><text:span text:style-name="None"><text:span text:style-name="T33"> University of Colorado, Boulder</text:span></text:span></text:p>
            </text:list-item>
            <text:list-item>
              <text:p text:style-name="P9"><text:span text:style-name="None"><text:span text:style-name="T33">Sun Certified Java Developer, Sun Certified Java Programmer</text:span></text:span></text:p>
            </text:list-item>
            <text:list-item>
              <text:p text:style-name="P9"><text:span text:style-name="None"><text:span text:style-name="T33">AWS Certified Developer </text:span></text:span><text:span text:style-name="None"><text:span text:style-name="T35">(in progress)</text:span></text:span></text:p>
            </text:list-item>
            <text:list-item>
              <text:p text:style-name="P9"><text:span text:style-name="None"><text:span text:style-name="T36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37">#6907423</text:span></text:span></text:a><text:span text:style-name="None"><text:span text:style-name="T36"> </text:span></text:span><text:span text:style-name="None"><text:span text:style-name="T38">(S</text:span></text:span><text:span text:style-name="None"><text:span text:style-name="T39">earch engine interface and method of controlling client searches</text:span></text:span><text:span text:style-name="None"><text:span text:style-name="T38">)</text:span></text:span></text:p>
            </text:list-item>
            <text:list-item>
              <text:p text:style-name="P9"><text:span text:style-name="None"><text:span text:style-name="T33">U</text:span></text:span><text:span text:style-name="None"><text:span text:style-name="T34">SMA </text:span></text:span><text:span text:style-name="None"><text:span text:style-name="T33">at West Point </text:span></text:span><text:span text:style-name="None"><text:span text:style-name="T40">(attended)</text:span></text:span></text:p>
            </text:list-item>
          </text:list>
        </text:list-item>
      </text:list>
      <text:p text:style-name="P10"><text:span text:style-name="T41"/></text:p>
      <text:h text:style-name="P8" text:outline-level="2"><text:span text:style-name="None"><text:span text:style-name="T42">Professional Experience</text:span></text:span></text:h>
      <text:h text:style-name="P11" text:outline-level="3"><text:span text:style-name="None"><text:span text:style-name="T43">2</text:span></text:span><text:span text:style-name="None"><text:span text:style-name="T44">/202</text:span></text:span><text:span text:style-name="None"><text:span text:style-name="T45">3</text:span></text:span><text:span text:style-name="None"><text:span text:style-name="T44"> – </text:span></text:span><text:span text:style-name="None"><text:span text:style-name="T43">4</text:span></text:span><text:span text:style-name="None"><text:span text:style-name="T44">/202</text:span></text:span><text:span text:style-name="None"><text:span text:style-name="T43">4</text:span></text:span><text:span text:style-name="None"><text:span text:style-name="T44"> Software </text:span></text:span><text:span text:style-name="None"><text:span text:style-name="T43">Developer</text:span></text:span><text:span text:style-name="None"><text:span text:style-name="T44">, </text:span></text:span><text:span text:style-name="None"><text:span text:style-name="T43">Amtrak</text:span></text:span><text:span text:style-name="None"><text:span text:style-name="T46"> </text:span></text:span><text:span text:style-name="None"><text:span text:style-name="T47">(consul</text:span></text:span><text:span text:style-name="None"><text:span text:style-name="T48">t</text:span></text:span><text:span text:style-name="None"><text:span text:style-name="T47">ing)</text:span></text:span></text:h>
      <text:list text:style-name="WW8Num3">
        <text:list-item>
          <text:p text:style-name="P12"><text:span text:style-name="None"><text:span text:style-name="T49">Primary </text:span></text:span><text:span text:style-name="None"><text:span text:style-name="T50">code</text:span></text:span><text:span text:style-name="None"><text:span text:style-name="T49"> author </text:span></text:span><text:span text:style-name="None"><text:span text:style-name="T51">(30k+ lines of code) </text:span></text:span><text:span text:style-name="None"><text:span text:style-name="T49">of their AWS rewrite of their entire outbound email system for customer purchase</text:span></text:span><text:span text:style-name="None"><text:span text:style-name="T52">s</text:span></text:span><text:span text:style-name="None"><text:span text:style-name="T49"> including trip information and sales receipts. <text:s/></text:span></text:span><text:span text:style-name="T37">Sales receipts and trip information listings </text:span><text:span text:style-name="T53">for</text:span><text:span text:style-name="T37"> all Amtrak trips, </text:span><text:span text:style-name="T53">with </text:span><text:span text:style-name="T37">add-ons, </text:span><text:span text:style-name="T53">and </text:span><text:span text:style-name="T37">purchase types, </text:span><text:span text:style-name="T53">across </text:span><text:span text:style-name="T37">all Amtrak stations, passenger classes, and third-party carrie</text:span><text:span text:style-name="T53">r</text:span><text:span text:style-name="T37">s.</text:span></text:p>
        </text:list-item>
        <text:list-item>
          <text:p text:style-name="P13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14"><text:span text:style-name="None"><text:span text:style-name="T49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15"><text:span text:style-name="None"><text:span text:style-name="T49"/></text:span></text:p>
      <text:h text:style-name="P11" text:outline-level="3"><text:span text:style-name="None"><text:span text:style-name="T54">6/</text:span></text:span><text:span text:style-name="None"><text:span text:style-name="T55">202</text:span></text:span><text:span text:style-name="None"><text:span text:style-name="T54">2</text:span></text:span><text:span text:style-name="None"><text:span text:style-name="T55"> – </text:span></text:span><text:span text:style-name="None"><text:span text:style-name="T54">1</text:span></text:span><text:span text:style-name="None"><text:span text:style-name="T55">/202</text:span></text:span><text:span text:style-name="None"><text:span text:style-name="T54">3</text:span></text:span><text:span text:style-name="None"><text:span text:style-name="T55"> </text:span></text:span><text:span text:style-name="None"><text:span text:style-name="T54">Senior </text:span></text:span><text:span text:style-name="None"><text:span text:style-name="T55">Software </text:span></text:span><text:span text:style-name="None"><text:span text:style-name="T54">Engineer</text:span></text:span><text:span text:style-name="None"><text:span text:style-name="T55">, </text:span></text:span><text:span text:style-name="None"><text:span text:style-name="T54">Global Healthcare Exchange </text:span></text:span><text:span text:style-name="None"><text:span text:style-name="T56">(GHX)</text:span></text:span></text:h>
      <text:list xml:id="list690461795" text:style-name="L1">
        <text:list-item>
          <text:p text:style-name="P16"><text:span text:style-name="None"><text:span text:style-name="T57">Lead team authoring software connecting hospital ERP and medical equipment purchasing systems to GHX</text:span></text:span><text:span text:style-name="None"><text:span text:style-name="T58">.</text:span></text:span></text:p>
        </text:list-item>
        <text:list-item>
          <text:p text:style-name="P17"><text:span text:style-name="None"><text:span text:style-name="T57">Used AWS EC2, SQS, S3, and Lambdas, Java, Oracle.</text:span></text:span></text:p>
        </text:list-item>
        <text:list-item>
          <text:p text:style-name="P17"><text:span text:style-name="None"><text:span text:style-name="T57">Web Services, FTP, sFTP, HTTP(S), JSON serialization/deserialization, SQL.</text:span></text:span></text:p>
        </text:list-item>
        <text:list-item>
          <text:p text:style-name="P17"><text:span text:style-name="None"><text:span text:style-name="T57">Deployed in 100’s of customer data centers, two week release cadence w/ prod deploy.</text:span></text:span></text:p>
        </text:list-item>
      </text:list>
      <text:p text:style-name="P18"><text:span text:style-name="None"><text:span text:style-name="T57"/></text:span></text:p>
      <text:h text:style-name="P19" text:outline-level="3"><text:soft-page-break/><text:span text:style-name="None"><text:span text:style-name="T59">2/</text:span></text:span><text:span text:style-name="None"><text:span text:style-name="T55">2020 – 5/2022 Software Developer, PayPal w/ TCS</text:span></text:span><text:span text:style-name="None"><text:span text:style-name="T60"> </text:span></text:span><text:span text:style-name="None"><text:span text:style-name="T61">(consulting)</text:span></text:span></text:h>
      <text:list text:continue-numbering="true" text:style-name="L1">
        <text:list-item>
          <text:p text:style-name="P20"><text:span text:style-name="None"><text:span text:style-name="T58">Implemented direct deposit signup services in Spring Boot.</text:span></text:span></text:p>
        </text:list-item>
        <text:list-item>
          <text:p text:style-name="P21"><text:span text:style-name="None"><text:span text:style-name="T58">Implemented account bank migrations, bank change, for all PayPal accounts in Spring Batch.</text:span></text:span></text:p>
        </text:list-item>
        <text:list-item>
          <text:p text:style-name="P21"><text:span text:style-name="None"><text:span text:style-name="T58">Maintained and implemented feature enhancements to a batch merchan</text:span></text:span><text:span text:style-name="None"><text:span text:style-name="T62">t</text:span></text:span><text:span text:style-name="None"><text:span text:style-name="T58"> report generation system.</text:span></text:span></text:p>
        </text:list-item>
      </text:list>
      <text:p text:style-name="P22"><text:span text:style-name="None"><text:span text:style-name="T58"/></text:span></text:p>
      <text:h text:style-name="P23" text:outline-level="3"><text:span text:style-name="None"><text:span text:style-name="T63">1</text:span></text:span><text:span text:style-name="None"><text:span text:style-name="T64">/201</text:span></text:span><text:span text:style-name="None"><text:span text:style-name="T63">9</text:span></text:span><text:span text:style-name="None"><text:span text:style-name="T55"> – </text:span></text:span><text:span text:style-name="None"><text:span text:style-name="T63">10</text:span></text:span><text:span text:style-name="None"><text:span text:style-name="T64">/201</text:span></text:span><text:span text:style-name="None"><text:span text:style-name="T63">9</text:span></text:span><text:span text:style-name="None"><text:span text:style-name="T64"> Software Engineer, </text:span></text:span><text:span text:style-name="None"><text:span text:style-name="T65">Arris/</text:span></text:span><text:span text:style-name="None"><text:span text:style-name="T64">Com</text:span></text:span><text:span text:style-name="None"><text:span text:style-name="T63">mscope</text:span></text:span><text:span text:style-name="None"><text:span text:style-name="T60"> </text:span></text:span><text:span text:style-name="None"><text:span text:style-name="T61">(consulting)</text:span></text:span></text:h>
      <text:list xml:id="list104055333673788" text:continue-list="list3140219883" text:style-name="WW8Num1">
        <text:list-item>
          <text:list>
            <text:list-item>
              <text:p text:style-name="P24"><text:span text:style-name="T66">Updated the video catalog and merchandising backend originally authored by Motorola for Bouygues Telecom, France</text:span><text:span text:style-name="T67">.</text:span></text:p>
            </text:list-item>
            <text:list-item>
              <text:p text:style-name="P25"><text:span text:style-name="T68">Java EE, Wild</text:span><text:span text:style-name="T66">F</text:span><text:span text:style-name="T68">ly, Glass</text:span><text:span text:style-name="T66">F</text:span><text:span text:style-name="T68">ish, Web</text:span><text:span text:style-name="T66">S</text:span><text:span text:style-name="T68">phere, REST, Wiremock, Mockito, Postman, Wireshark.</text:span></text:p>
            </text:list-item>
          </text:list>
        </text:list-item>
      </text:list>
      <text:p text:style-name="P26"><text:span text:style-name="T68"/></text:p>
      <text:h text:style-name="P23" text:outline-level="3"><text:span text:style-name="None"><text:span text:style-name="T64">1/2018</text:span></text:span><text:span text:style-name="None"><text:span text:style-name="T55"> – </text:span></text:span><text:span text:style-name="None"><text:span text:style-name="T64">4/2018 Software Engineer, Comcast, Corp.</text:span></text:span><text:span text:style-name="None"><text:span text:style-name="T69"> </text:span></text:span><text:span text:style-name="None"><text:span text:style-name="T70">(consulting)</text:span></text:span></text:h>
      <text:list xml:id="list104054536450345" text:continue-numbering="true" text:style-name="WW8Num1">
        <text:list-item>
          <text:list>
            <text:list-item>
              <text:p text:style-name="P27">Updated one Java system to Docker/Kubernetes, Java 11, Cucumber, Reactive Extensions, Git.</text:p>
            </text:list-item>
          </text:list>
        </text:list-item>
      </text:list>
      <text:p text:style-name="P28"/>
      <text:h text:style-name="P23" text:outline-level="3"><text:span text:style-name="None"><text:span text:style-name="T71">1/2016</text:span></text:span><text:span text:style-name="None"><text:span text:style-name="T55"> – </text:span></text:span><text:span text:style-name="None"><text:span text:style-name="T71">12/2017 Software Engineer, Charter Communications.</text:span></text:span><text:span text:style-name="None"><text:span text:style-name="T46"> </text:span></text:span><text:span text:style-name="None"><text:span text:style-name="T47">(consulting)</text:span></text:span></text:h>
      <text:list xml:id="list104056131828741" text:continue-numbering="true" text:style-name="WW8Num1">
        <text:list-item>
          <text:list>
            <text:list-item>
              <text:p text:style-name="P29">Maintained 100+ Java micro-services, added new micro-services all in Amazon Web Services.</text:p>
            </text:list-item>
            <text:list-item>
              <text:p text:style-name="P29">Linux, Netflix OSS, Cassandra NoSQL, Reactive Extensions, Java 8, SQS, SNS, S3, EC2, Active MQ, Mongo, Git, Spring.</text:p>
            </text:list-item>
          </text:list>
        </text:list-item>
      </text:list>
      <text:p text:style-name="P30"/>
      <text:h text:style-name="P23" text:outline-level="3"><text:span text:style-name="None"><text:span text:style-name="T72">9/2014</text:span></text:span><text:span text:style-name="None"><text:span text:style-name="T55"> – </text:span></text:span><text:span text:style-name="None"><text:span text:style-name="T73">2/</text:span></text:span><text:span text:style-name="None"><text:span text:style-name="T72">2015 Software Engineer, Comcast, Corp.</text:span></text:span><text:span text:style-name="None"><text:span text:style-name="T74"> </text:span></text:span><text:span text:style-name="None"><text:span text:style-name="T75">(consulting)</text:span></text:span></text:h>
      <text:list xml:id="list104056066178593" text:continue-numbering="true" text:style-name="WW8Num1">
        <text:list-item>
          <text:list>
            <text:list-item>
              <text:p text:style-name="P29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30"/>
      <text:h text:style-name="P23" text:outline-level="3"><text:bookmark text:name="_DdeLink__417_1509657990"/><text:span text:style-name="None"><text:span text:style-name="T72">2/2014</text:span></text:span><text:span text:style-name="None"><text:span text:style-name="T55"> – </text:span></text:span><text:span text:style-name="None"><text:span text:style-name="T72">5/2014 Software Engineer, Tendril, Inc.</text:span></text:span></text:h>
      <text:list xml:id="list104056307503425" text:continue-numbering="true" text:style-name="WW8Num1">
        <text:list-item>
          <text:list>
            <text:list-item>
              <text:p text:style-name="P31"><text:span text:style-name="None"><text:span text:style-name="T33">Back-end dev-ops programmer on SOA Finagle+Protobuf+Cloud Java/Scala micro-services.</text:span></text:span></text:p>
            </text:list-item>
            <text:list-item>
              <text:p text:style-name="P31"><text:span text:style-name="None"><text:span text:style-name="T33">Atlassian, Cucumber BDD, PostgreSQL, Hadoop, Hibernate, Scala, Intelli-J IDEA, Git.</text:span></text:span></text:p>
            </text:list-item>
          </text:list>
        </text:list-item>
      </text:list>
      <text:p text:style-name="Body"><text:span text:style-name="None"><text:span text:style-name="T33"/></text:span></text:p>
      <text:h text:style-name="P23" text:outline-level="3"><text:span text:style-name="None"><text:span text:style-name="T72">2/2010</text:span></text:span><text:span text:style-name="None"><text:span text:style-name="T55"> – </text:span></text:span><text:span text:style-name="None"><text:span text:style-name="T72">12/2013 Senior Software Engineer, JDA Software Group, Inc.</text:span></text:span></text:h>
      <text:list xml:id="list104055756780967" text:continue-numbering="true" text:style-name="WW8Num1">
        <text:list-item>
          <text:list>
            <text:list-item>
              <text:p text:style-name="P31"><text:span text:style-name="None"><text:span text:style-name="T33">Project Lead for integration of iOS, Android mobile task system with legacy web-based system</text:span></text:span></text:p>
            </text:list-item>
            <text:list-item>
              <text:p text:style-name="P31"><text:span text:style-name="None"><text:span text:style-name="T33">Tasks roughly are E-mail messages enhanced for distributing and tracking business actions.</text:span></text:span></text:p>
            </text:list-item>
            <text:list-item>
              <text:p text:style-name="P31"><text:span text:style-name="None"><text:span text:style-name="T33">Customers included Fortune-500 companies. Scalability, performance were significant.</text:span></text:span></text:p>
            </text:list-item>
            <text:list-item>
              <text:p text:style-name="P31"><text:span text:style-name="None"><text:span text:style-name="T33">Technologies: OSGi, Gradle, Git, and Sql Server, Git, Mercurial, Subversion, CVS.</text:span></text:span></text:p>
            </text:list-item>
            <text:list-item>
              <text:p text:style-name="P31"><text:span text:style-name="None"><text:span text:style-name="T33">Extended and maintained legacy J2EE web-based task management system.</text:span></text:span></text:p>
            </text:list-item>
          </text:list>
        </text:list-item>
      </text:list>
      <text:p text:style-name="Body"><text:span text:style-name="None"><text:span text:style-name="T33"/></text:span></text:p>
      <text:h text:style-name="P32" text:outline-level="3"><text:span text:style-name="None"><text:span text:style-name="T76">1/</text:span></text:span><text:span text:style-name="None"><text:span text:style-name="T72">2008</text:span></text:span><text:span text:style-name="None"><text:span text:style-name="T55"> – </text:span></text:span><text:span text:style-name="None"><text:span text:style-name="T77">12/</text:span></text:span><text:span text:style-name="None"><text:span text:style-name="T72">2009 Independent Software Development Consultant</text:span></text:span></text:h>
      <text:list xml:id="list104056042208903" text:continue-numbering="true" text:style-name="WW8Num1">
        <text:list-item>
          <text:list>
            <text:list-item>
              <text:p text:style-name="P31"><text:span text:style-name="None"><text:span text:style-name="T33">Extended and maintained a JEE merchandise inventory system with MySQL DB, Java, Spring.</text:span></text:span></text:p>
            </text:list-item>
            <text:list-item>
              <text:p text:style-name="P31"><text:span text:style-name="None"><text:span text:style-name="T33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33"/></text:span></text:p>
      <text:h text:style-name="P33" text:outline-level="3"><text:span text:style-name="None"><text:span text:style-name="T78">2/2007</text:span></text:span><text:span text:style-name="None"><text:span text:style-name="T55"> – </text:span></text:span><text:span text:style-name="None"><text:span text:style-name="T79">12/</text:span></text:span><text:span text:style-name="None"><text:span text:style-name="T72">2007 Chief Operation Officer, Evolution Hosting, Inc.</text:span></text:span></text:h>
      <text:list xml:id="list104056167423748" text:continue-numbering="true" text:style-name="WW8Num1">
        <text:list-item>
          <text:list>
            <text:list-item>
              <text:p text:style-name="P31"><text:span text:style-name="None"><text:span text:style-name="T33">Viawest data center Linux servers for J2EE applications with Java management software, Java, Linux, VMware, Zen, Amazon Web Services.</text:span></text:span></text:p>
            </text:list-item>
            <text:list-item>
              <text:p text:style-name="P31"><text:soft-page-break/><text:span text:style-name="None"><text:span text:style-name="T33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33"/></text:span></text:p>
      <text:h text:style-name="P34" text:outline-level="3"><text:span text:style-name="None"><text:span text:style-name="T80">2/</text:span></text:span><text:span text:style-name="None"><text:span text:style-name="T72">2004</text:span></text:span><text:span text:style-name="None"><text:span text:style-name="T55"> – </text:span></text:span><text:span text:style-name="None"><text:span text:style-name="T81">1/</text:span></text:span><text:span text:style-name="None"><text:span text:style-name="T72">2007 Independent Software Development Consultant</text:span></text:span></text:h>
      <text:list xml:id="list104055976557398" text:continue-numbering="true" text:style-name="WW8Num1">
        <text:list-item>
          <text:list>
            <text:list-item>
              <text:p text:style-name="P31"><text:span text:style-name="None"><text:span text:style-name="T33">Created NIO client with could reach 100 Mb/s scale message rates.</text:span></text:span></text:p>
            </text:list-item>
            <text:list-item>
              <text:p text:style-name="P31"><text:span text:style-name="None"><text:span text:style-name="T33">Created new web sites, Java.</text:span></text:span></text:p>
            </text:list-item>
            <text:list-item>
              <text:p text:style-name="P31"><text:span text:style-name="None"><text:span text:style-name="T33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33"/></text:span></text:p>
      <text:h text:style-name="P35" text:outline-level="3"><text:span text:style-name="None"><text:span text:style-name="T82">2/</text:span></text:span><text:span text:style-name="None"><text:span text:style-name="T72">2002</text:span></text:span><text:span text:style-name="None"><text:span text:style-name="T55"> – </text:span></text:span><text:span text:style-name="None"><text:span text:style-name="T83">2/</text:span></text:span><text:span text:style-name="None"><text:span text:style-name="T72">2004 Senior Software Architect, Packexpo, Inc.</text:span></text:span></text:h>
      <text:list xml:id="list104055377379781" text:continue-numbering="true" text:style-name="WW8Num1">
        <text:list-item>
          <text:list>
            <text:list-item>
              <text:p text:style-name="P31"><text:span text:style-name="None"><text:span text:style-name="T33">Created a reporting systems for packaging advertising services.</text:span></text:span></text:p>
            </text:list-item>
            <text:list-item>
              <text:p text:style-name="P31"><text:span text:style-name="None"><text:span text:style-name="T33">Maintained packaging advertising web site.</text:span></text:span></text:p>
            </text:list-item>
            <text:list-item>
              <text:p text:style-name="P31"><text:span text:style-name="None"><text:span text:style-name="T33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33"/></text:span></text:p>
      <text:h text:style-name="P36" text:outline-level="3"><text:span text:style-name="None"><text:span text:style-name="T84">2/</text:span></text:span><text:span text:style-name="None"><text:span text:style-name="T72">1999</text:span></text:span><text:span text:style-name="None"><text:span text:style-name="T55"> – </text:span></text:span><text:span text:style-name="None"><text:span text:style-name="T85">1/</text:span></text:span><text:span text:style-name="None"><text:span text:style-name="T72">2002 Java Consult</text:span></text:span><text:span text:style-name="None"><text:span text:style-name="T84">ing</text:span></text:span><text:span text:style-name="None"><text:span text:style-name="T72">, Sun Java Center, Sun Microsystems, Inc.</text:span></text:span></text:h>
      <text:list xml:id="list104054791895504" text:continue-numbering="true" text:style-name="WW8Num1">
        <text:list-item>
          <text:list>
            <text:list-item>
              <text:p text:style-name="P31"><text:span text:style-name="None"><text:span text:style-name="T33">Represented Sun for RUP, UP, SunTone, OOA&amp;D mentoring and J2EE coding, Java, SCCS, Teamware, RCS, Solaris, Java.</text:span></text:span></text:p>
            </text:list-item>
            <text:list-item>
              <text:p text:style-name="P31"><text:span text:style-name="None"><text:span text:style-name="T33">Consulted at Citigroup, Vanguard Fiduciary Trust, Credit Suisse.</text:span></text:span></text:p>
            </text:list-item>
            <text:list-item>
              <text:p text:style-name="P31"><text:span text:style-name="None"><text:span text:style-name="T33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33"/></text:span></text:p>
      <text:h text:style-name="Heading_20_3" text:outline-level="3"><text:span text:style-name="None"><text:span text:style-name="T86">4/</text:span></text:span><text:span text:style-name="None"><text:span text:style-name="T72">1998 – </text:span></text:span><text:span text:style-name="None"><text:span text:style-name="T86">1/</text:span></text:span><text:span text:style-name="None"><text:span text:style-name="T72">1999 Java Developer, Sun Microsystems, Inc.</text:span></text:span></text:h>
      <text:list text:continue-numbering="true" text:style-name="WW8Num1">
        <text:list-item>
          <text:list>
            <text:list-item>
              <text:p text:style-name="P31"><text:span text:style-name="None"><text:span text:style-name="T33">Created web-based and Swing computer assisted training systems.</text:span></text:span></text:p>
            </text:list-item>
            <text:list-item>
              <text:p text:style-name="P31"><text:span text:style-name="None"><text:span text:style-name="T3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33"/></text:span></text:p>
      <text:h text:style-name="P8" text:outline-level="2"><text:span text:style-name="None"><text:span text:style-name="T87">Software Architecture</text:span></text:span></text:h>
      <text:list xml:id="list4082342232" text:style-name="L2">
        <text:list-item>
          <text:p text:style-name="P37"><text:span text:style-name="T88">The C4 Model – Context, Containers, Components, Code</text:span><text:span text:style-name="T37">: </text:span><text:a xlink:type="simple" xlink:href="https://c4model.com/" text:style-name="Internet_20_link" text:visited-style-name="Visited_20_Internet_20_Link"><text:span text:style-name="Internet_20_link"><text:span text:style-name="T89">https://</text:span></text:span><text:span text:style-name="Internet_20_link"><text:span text:style-name="T90">c4model</text:span></text:span><text:span text:style-name="Internet_20_link"><text:span text:style-name="T89">.com</text:span></text:span></text:a></text:p>
        </text:list-item>
      </text:list>
      <text:p text:style-name="P38"><text:span text:style-name="Internet_20_link"><text:span text:style-name="T89"/></text:span></text:p>
      <text:h text:style-name="P8" text:outline-level="2"><text:span text:style-name="None"><text:span text:style-name="T44">Cod</text:span></text:span><text:span text:style-name="None"><text:span text:style-name="T91">e </text:span></text:span><text:span text:style-name="None"><text:span text:style-name="T92">Examples</text:span></text:span></text:h>
      <text:list text:continue-numbering="true" text:style-name="L2">
        <text:list-item>
          <text:p text:style-name="P37"><text:span text:style-name="T37">Finite State Machine: </text:span><text:a xlink:type="simple" xlink:href="https://github.com/chadwickboggs/fsm" text:style-name="Internet_20_link" text:visited-style-name="Visited_20_Internet_20_Link"><text:span text:style-name="Internet_20_link"><text:span text:style-name="T89">https://github.com/chadwickboggs/fsm</text:span></text:span></text:a></text:p>
        </text:list-item>
        <text:list-item>
          <text:p text:style-name="P37"><text:span text:style-name="T37">Crypto</text:span><text:span text:style-name="T93">graphy: </text:span><text:a xlink:type="simple" xlink:href="https://github.com/chadwickboggs/crypto" text:style-name="Internet_20_link" text:visited-style-name="Visited_20_Internet_20_Link"><text:span text:style-name="Internet_20_link"><text:span text:style-name="T89">https://github.com/chadwickboggs/crypto</text:span></text:span></text:a></text:p>
        </text:list-item>
        <text:list-item>
          <text:p text:style-name="P37"><text:span text:style-name="T94">Spring Boot</text:span><text:span text:style-name="T37">:</text:span><text:span text:style-name="T95"> </text:span><text:a xlink:type="simple" xlink:href="https://github.com/chadwickboggs/xchange" text:style-name="Internet_20_link" text:visited-style-name="Visited_20_Internet_20_Link"><text:span text:style-name="Internet_20_link"><text:span text:style-name="T96">https://github.com/chadwickboggs/xchange</text:span></text:span></text:a></text:p>
        </text:list-item>
      </text:list>
      <text:p text:style-name="P38"><text:span text:style-name="Internet_20_link"><text:span text:style-name="T96"/></text:span></text:p>
      <text:h text:style-name="P8" text:outline-level="2"><text:span text:style-name="None"><text:span text:style-name="T97">Profile Image</text:span></text:span></text:h>
      <text:list text:style-name="L3">
        <text:list-item>
          <text:p text:style-name="P39"><text:span text:style-name="T98">Tiffany Timbric: </text:span><text:a xlink:type="simple" xlink:href="http://tiffanytimbric.com/images/profile_image.jpg" text:style-name="Internet_20_link" text:visited-style-name="Visited_20_Internet_20_Link"><text:span text:style-name="T99">http://tiffanytimbric.com/images/profile_image.jpg</text:span></text:a></text:p>
        </text:list-item>
      </text:list>
      <text:p text:style-name="P40"><text:span text:style-name="None"><text:span text:style-name="T10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hyphenation-keep="auto" loext:hyphenation-keep-type="column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hyphenation-keep="auto" loext:hyphenation-keep-type="column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ListLabel_20_1" style:display-name="ListLabel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X86_64 LibreOffice_project/0f794b6e29741098670a3b95d60478a65d05ef13</meta:generator>
    <dc:date>2024-10-25T10:40:54.094312919</dc:date>
    <meta:editing-duration>PT5H54M40S</meta:editing-duration>
    <meta:editing-cycles>160</meta:editing-cycles>
    <dc:creator>Tiffany Timbric</dc:creator>
    <meta:print-date>2024-09-19T15:44:55.290810514</meta:print-date>
    <meta:printed-by>PDF files: Tiffany Timbric</meta:printed-by>
    <meta:document-statistic meta:table-count="0" meta:image-count="0" meta:object-count="0" meta:page-count="3" meta:paragraph-count="73" meta:word-count="932" meta:character-count="6871" meta:non-whitespace-character-count="6041"/>
  </office:meta>
</office:document-meta>
</file>